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master-page-name="">
      <style:paragraph-properties fo:margin-left="0.51cm" fo:margin-right="0cm" fo:margin-top="0cm" fo:margin-bottom="0.212cm" fo:keep-together="auto" fo:hyphenation-ladder-count="no-limit" fo:text-indent="-0.51cm" style:auto-text-indent="false" style:page-number="auto"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3"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2">
      <style:text-properties style:font-name="Univers 47 CondensedLight" fo:language="de" fo:country="DE"/>
    </style:style>
    <style:style style:name="P26" style:family="paragraph" style:parent-style-name="Text_20_body" style:list-style-name="L4">
      <style:paragraph-properties fo:text-align="start" style:justify-single-word="false"/>
      <style:text-properties style:font-name="Univers 47 CondensedLight" fo:language="de" fo:country="DE"/>
    </style:style>
    <style:style style:name="P27" style:family="paragraph" style:parent-style-name="Text_20_body" style:list-style-name="L5">
      <style:paragraph-properties fo:text-align="start" style:justify-single-word="false"/>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fo:language="de" fo:country="DE"/>
    </style:style>
    <style:style style:name="P2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30"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1"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span text:style-name="T3">(</text:span><text:a xlink:type="simple" xlink:href="https://gfds.de/standpunkt-der-gfds-zu-einer-geschlechtergerechten-sprache/" text:style-name="Internet_20_link" text:visited-style-name="Visited_20_Internet_20_Link"><text:span text:style-name="T1">GfdS, 2020</text:span></text:a><text:span text:style-name="T3">).</text:span><text:span text:style-name="T3"> Derzeit scheint allerdings noch keine Form gefunden, die allgemein akzeptiert ist. Das Feld ist offen für neue, bessere Formen. Es existiert auch kein Gremium, welche eine Form für den Gebrauch als verbindlich festlegt. </text:span></text:p>
      <text:p text:style-name="P8"><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span text:style-name="T4">(</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text:span><text:span text:style-name="T4">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5170477156047194404" text:style-name="L1">
        <text:list-item>
          <text:p text:style-name="P23">sachlich korrekt sein,</text:p>
        </text:list-item>
        <text:list-item>
          <text:p text:style-name="P23">verständlich und lesbar sein,</text:p>
        </text:list-item>
        <text:list-item>
          <text:p text:style-name="P23">vorlesbar sein (mit Blick auf die Altersentwicklung der Bevölkerung und die Tendenz in den Medien, Texte in vorlesbarer Form zur Verfügung zu stellen,</text:p>
        </text:list-item>
        <text:list-item>
          <text:p text:style-name="P23">Rechtssicherheit und Eindeutigkeit gewährleisten,</text:p>
        </text:list-item>
        <text:list-item>
          <text:p text:style-name="P23">übertragbar sein im Hinblick auf deutschsprachige Länder mit mehreren Amts-und Minderheitensprachen (Schweiz, Bozen-Südtirol, Ostbelgien; aber für regionale Amts- und Minderheitensprachen auch Österreich und Deutschland),</text:p>
        </text:list-item>
        <text:list-item>
          <text:p text:style-name="P23">für die Lesenden bzw. Hörenden die Möglichkeit zur Konzentration auf die wesentlichen Sachverhalte und Kerninformationen sicherstellen.</text:p>
        </text:list-item>
        <text:list-item>
          <text:p text:style-name="P23">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101403527292477359" text:style-name="L2">
        <text:list-item>
          <text:p text:style-name="P25">Menschen mit Schwierigkeiten bezüglich des Leseverständnisses, z.B. Dyslexie, LRS</text:p>
        </text:list-item>
        <text:list-item>
          <text:p text:style-name="P25">Menschen mit einer Beeinträchtigung des Hörapparats </text:p>
        </text:list-item>
        <text:list-item>
          <text:p text:style-name="P25">Menschen die Deutsch als Fremdsprache erst erlernen</text:p>
        </text:list-item>
        <text:list-item>
          <text:p text:style-name="P25">Menschen mit Sehbehinderung und blinde Menschen, diese sind auf Screenreader angewiesen, welche Texte am Computer in gesprochene Sprache umwandeln oder auf einer Braille-Zeile ausgeben.</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8417367035835240639" text:style-name="L3">
        <text:list-item>
          <text:p text:style-name="P24">Mitarbeiter_innen</text:p>
        </text:list-item>
        <text:list-item>
          <text:p text:style-name="P24">Mitarbeiter/-innen</text:p>
        </text:list-item>
        <text:list-item>
          <text:p text:style-name="P24">MitarbeiterInnen</text:p>
        </text:list-item>
        <text:list-item>
          <text:p text:style-name="P24">Mitarbeiter*innen</text:p>
        </text:list-item>
        <text:list-item>
          <text:p text:style-name="P24">Mitarbeiter:innen</text:p>
        </text:list-item>
      </text:list>
      <text:p text:style-name="P2"><text:span text:style-name="T7">ist nicht zu empfehlen. [sic]“ (</text:span><text:a xlink:type="simple" xlink:href="https://www.dbsv.org/gendern.html#gendern" text:style-name="Internet_20_link" text:visited-style-name="Visited_20_Internet_20_Link">DBSV, 2021</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31" text:outline-level="2"/>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4">das Studenti</text:p>
      <text:p text:style-name="P3">Der Plural wird gebildet, wie im Deutschen für Wörter, die auf a, i, o oder u enden üblich,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4">Liebling, Prüfling, Häftling → Liebli, Prüfli, Häftli</text:p>
      <text:p text:style-name="P3">Damit sind die Kernregeln für das geschlechtergerechte Neutrum bereits dargestellt.</text:p>
      <text:h text:style-name="P32" text:outline-level="2">Vorangegangene Arbeiten und Analogien</text:h>
      <text:h text:style-name="P33"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3"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6">Zudem ist das geschlechtergerechten Neutrum leichter gleichberechtigt aus der männlichen oder weiblichen Form im üblichen Sprachfluss abzuleiten, und es muss nicht erst der Wortstamm ermittelt werden, was teilweise schwierig und fehlerträchtig ist.</text:p>
      <text:h text:style-name="P31"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 Neutrum. Seit April 2015 steht es im offiziellen Wörterbuch der schwedischen Sprache „Svenska Akademiens ordlista“.</text:span></text:p>
      <text:h text:style-name="P32" text:outline-level="2">Prüfung</text:h>
      <text:p text:style-name="P11">Das geschlechtergerechte Neutrum soll in diesem Abschnitt gegen Beispiele aus der Literatur geprüft werden, die sich mit den Möglichkeiten und Probleme der geschlechtergerechten Sprache beschäftigen.</text:p>
      <text:list xml:id="list6665073655886676171" text:style-name="L4">
        <text:list-item>
          <text:p text:style-name="P26">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5652843684009699845" text:style-name="L5">
        <text:list-item>
          <text:p text:style-name="P28"><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7">Ersatzform Substantivierte Partizipien (GfdS, 2020)<text:line-break/>Anders als bei Student (Studierender), lassen sich oft keine Ersatzformen bilden, z.B. für Schüler, Kollege, Autor etc.<text:line-break/>→ <text:s/>Schüleri, Kollegi, Autori</text:p>
        </text:list-item>
        <text:list-item>
          <text:p text:style-name="P27">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7">„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8">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35419823" text:continue-numbering="true" text:style-name="L5">
        <text:list-item>
          <text:p text:style-name="P27">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8">„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7">„In einer Ehe sollen beide Partner gleichberechtigt sein“ (Kubelik, 2015, S.105)<text:line-break/>→ „In einer Ehe sollen beide Partneris gleichberechtigt sein“</text:p>
        </text:list-item>
        <text:list-item>
          <text:p text:style-name="P27">„Frauen sind die besseren Autofahrer“ (Kubelik, 2015, S.105)<text:line-break/>→ „Frauen sind die besseren Autofahreris“</text:p>
        </text:list-item>
      </text:list>
      <text:h text:style-name="P31"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P22">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8">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1"><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9">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7">Kubelik, Thomas, „Genug Gegendert“, Projekte Verlag, Rudolstadt, 2015</text:p>
      <text:p text:style-name="P30"><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29"><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29"><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8">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15:20:13.33</dc:date>
    <dc:creator>Jirka Dell'Oro-Friedl</dc:creator>
    <meta:editing-duration>P4DT11H23M23S</meta:editing-duration>
    <meta:editing-cycles>61</meta:editing-cycles>
    <meta:generator>OpenOffice/4.1.5$Win32 OpenOffice.org_project/415m1$Build-9789</meta:generator>
    <meta:document-statistic meta:table-count="0" meta:image-count="0" meta:object-count="0" meta:page-count="7" meta:paragraph-count="95" meta:word-count="2722" meta:character-count="21195"/>
  </office:meta>
</office:document-meta>
</file>